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799in"/>
    </style:style>
    <style:style style:name="co2" style:family="table-column">
      <style:table-column-properties fo:break-before="auto" style:column-width="2.40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Questions Created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Ds</text:p>
          </table:table-cell>
          <table:table-cell/>
        </table:table-row>
        <table:table-row table:style-name="ro2">
          <table:table-cell office:value-type="string" calcext:value-type="string">
            <text:p>Built-in Functions</text:p>
          </table:table-cell>
          <table:table-cell office:value-type="string" calcext:value-type="string">
            <text:p>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-050</text:p>
          </table:table-cell>
          <table:table-cell/>
        </table:table-row>
        <table:table-row table:style-name="ro2">
          <table:table-cell office:value-type="string" calcext:value-type="string">
            <text:p>Built-in Constants</text:p>
          </table:table-cell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51-070</text:p>
          </table:table-cell>
          <table:table-cell/>
        </table:table-row>
        <table:table-row table:style-name="ro2">
          <table:table-cell office:value-type="string" calcext:value-type="string">
            <text:p>Constants added by the site module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71-080</text:p>
          </table:table-cell>
          <table:table-cell/>
        </table:table-row>
        <table:table-row table:style-name="ro2">
          <table:table-cell office:value-type="string" calcext:value-type="string">
            <text:p>Truth Value Testing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81-090</text:p>
          </table:table-cell>
          <table:table-cell/>
        </table:table-row>
        <table:table-row table:style-name="ro2">
          <table:table-cell office:value-type="string" calcext:value-type="string">
            <text:p>Boolean Operations — and, or, not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91-100</text:p>
          </table:table-cell>
          <table:table-cell/>
        </table:table-row>
        <table:table-row table:style-name="ro2">
          <table:table-cell office:value-type="string" calcext:value-type="string">
            <text:p>Comparisons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-110</text:p>
          </table:table-cell>
          <table:table-cell/>
        </table:table-row>
        <table:table-row table:style-name="ro2">
          <table:table-cell office:value-type="string" calcext:value-type="string">
            <text:p>Numeric Types — int, float, complex</text:p>
          </table:table-cell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1-120</text:p>
          </table:table-cell>
          <table:table-cell office:value-type="string" calcext:value-type="string">
            <text:p>131-140</text:p>
          </table:table-cell>
        </table:table-row>
        <table:table-row table:style-name="ro2">
          <table:table-cell office:value-type="string" calcext:value-type="string">
            <text:p>Boolean Type - bool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1-130</text:p>
          </table:table-cell>
          <table:table-cell/>
        </table:table-row>
        <table:table-row table:style-name="ro2">
          <table:table-cell office:value-type="string" calcext:value-type="string">
            <text:p>Iterator Types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1-150</text:p>
          </table:table-cell>
          <table:table-cell/>
        </table:table-row>
        <table:table-row table:style-name="ro2">
          <table:table-cell office:value-type="string" calcext:value-type="string">
            <text:p>Sequence Types — list, tuple, ran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xt and Binary Sequence Type Methods Summar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xt Sequence Type — st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inary Sequence Types — bytes, bytearray, memoryvie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 Types — set, frozen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pping Types — dic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text Manager Typ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ype Annotation Types — Generic Alias, Un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ther Built-in Typ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ecial Attribu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ger string conversion length limit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t-in Excep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eption contex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heriting from built-in excep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se clas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crete excep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rning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eption group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ception hierarch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xt Processing Servi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ing — Common string opera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ing.templatelib — Support for template string litera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 — Regular expression opera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fflib — Helpers for computing delt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xtwrap — Text wrapping and fill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codedata — Unicode Datab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ingprep — Internet String Prepar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adline — GNU readline interfa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lcompleter — Completion function for GNU readlin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inary Data Servi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uct — Interpret bytes as packed binary da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decs — Codec registry and base clas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a Typ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time — Basic date and time typ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oneinfo — IANA time zone suppo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lendar — General calendar-related func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llections — Container datatyp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llections.abc — Abstract Base Classes for Contain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pq — Heap queue algorith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isect — Array bisection algorith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ray — Efficient arrays of numeric valu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eakref — Weak referen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ypes — Dynamic type creation and names for built-in typ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py — Shallow and deep copy opera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print — Data pretty prin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prlib — Alternate repr() implement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um — Support for enumera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aphlib — Functionality to operate with graph-like structur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eric and Mathematical Modu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s — Numeric abstract base clas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th — Mathematical func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math — Mathematical functions for complex numb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cimal — Decimal fixed-point and floating-point arithmeti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actions — Rational numb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ndom — Generate pseudo-random numb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atistics — Mathematical statistics func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ional Programming Modu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tertools — Functions creating iterators for efficient loop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nctools — Higher-order functions and operations on callable objec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perator — Standard operators as func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e and Directory Acc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hlib — Object-oriented filesystem path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s.path — Common pathname manipula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at — Interpreting stat() resul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ecmp — File and Directory Comparis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mpfile — Generate temporary files and directori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lob — Unix style pathname pattern expans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nmatch — Unix filename pattern match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necache — Random access to text lin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util — High-level file opera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a Persisten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ckle — Python object serializ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pyreg — Register pickle support func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elve — Python object persisten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shal — Internal Python object serializ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bm — Interfaces to Unix “databases”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qlite3 — DB-API 2.0 interface for SQLite databa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a Compression and Archiv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compression packa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mpression.zstd — Compression compatible with the Zstandard forma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lib — Compression compatible with gzi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zip — Support for gzip fi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z2 — Support for bzip2 compress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zma — Compression using the LZMA algorith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pfile — Work with ZIP archiv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rfile — Read and write tar archive fi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e Forma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sv — CSV File Reading and Wri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figparser — Configuration file par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mllib — Parse TOML fi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trc — netrc file process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istlib — Generate and parse Apple .plist fi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yptographic Servi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shlib — Secure hashes and message diges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mac — Keyed-Hashing for Message Authent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crets — Generate secure random numbers for managing secre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neric Operating System Servi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s — Miscellaneous operating system interfa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o — Core tools for working with strea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 — Time access and convers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gging — Logging facility for Pyth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gging.config — Logging configur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gging.handlers — Logging handl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atform — Access to underlying platform’s identifying da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no — Standard errno system symbo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types — A foreign function library for Pyth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mmand-line interface librari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gparse — Parser for command-line options, arguments and subcomman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ptparse — Parser for command line op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tpass — Portable password inp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einput — Iterate over lines from multiple input strea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rses — Terminal handling for character-cell display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rses.textpad — Text input widget for curses progra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rses.ascii — Utilities for ASCII charact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rses.panel — A panel stack extension for cur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md — Support for line-oriented command interpret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current Execu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reading — Thread-based parallelis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ltiprocessing — Process-based parallelis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ltiprocessing.shared_memory — Shared memory for direct access across proces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concurrent packa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current.futures — Launching parallel task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current.interpreters — Multiple interpreters in the same proc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bprocess — Subprocess manag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hed — Event schedul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eue — A synchronized queue cla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textvars — Context Variab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_thread — Low-level threading AP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tworking and Interprocess Commun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syncio — Asynchronous I/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cket — Low-level networking interfa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sl — TLS/SSL wrapper for socket objec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lect — Waiting for I/O comple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lectors — High-level I/O multiplex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gnal — Set handlers for asynchronous ev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map — Memory-mapped file suppo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rnet Data Handl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mail — An email and MIME handling packag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son — JSON encoder and decod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ilbox — Manipulate mailboxes in various forma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metypes — Map filenames to MIME typ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se64 — Base16, Base32, Base64, Base85 Data Encoding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inascii — Convert between binary and ASCI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opri — Encode and decode MIME quoted-printable da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tructured Markup Processing Too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ml — HyperText Markup Language suppo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ml.parser — Simple HTML and XHTML par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ml.entities — Definitions of HTML general entiti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ML Processing Modu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ml.etree.ElementTree — The ElementTree XML AP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ml.dom — The Document Object Model AP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ml.dom.minidom — Minimal DOM implement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ml.dom.pulldom — Support for building partial DOM tre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ml.sax — Support for SAX2 pars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ml.sax.handler — Base classes for SAX handl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ml.sax.saxutils — SAX Utiliti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ml.sax.xmlreader — Interface for XML pars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ml.parsers.expat — Fast XML parsing using Expa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rnet Protocols and Suppo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ebbrowser — Convenient web-browser controll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sgiref — WSGI Utilities and Reference Implement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rllib — URL handling modu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rllib.request — Extensible library for opening UR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rllib.response — Response classes used by urlli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rllib.parse — Parse URLs into compon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rllib.error — Exception classes raised by urllib.reques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rllib.robotparser — Parser for robots.tx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tp — HTTP modu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tp.client — HTTP protocol cli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tplib — FTP protocol cli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plib — POP3 protocol cli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aplib — IMAP4 protocol cli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tplib — SMTP protocol cli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uid — UUID objects according to RFC 95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cketserver — A framework for network serv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tp.server — HTTP serv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tp.cookies — HTTP state manag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ttp.cookiejar — Cookie handling for HTTP cli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mlrpc — XMLRPC server and client modu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mlrpc.client — XML-RPC client acc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mlrpc.server — Basic XML-RPC serv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paddress — IPv4/IPv6 manipulation librar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ltimedia Servi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ve — Read and write WAV fi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lorsys — Conversions between color syste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rnationaliz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ttext — Multilingual internationalization servi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cale — Internationalization servi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aphical user interfaces with T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kinter — Python interface to Tcl/T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kinter.colorchooser — Color choosing dialo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kinter.font — Tkinter font wrapp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kinter Dialog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kinter.messagebox — Tkinter message promp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kinter.scrolledtext — Scrolled Text Widg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kinter.dnd — Drag and drop suppo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kinter.ttk — Tk themed widge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LE — Python editor and she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urtle — Turtle graphic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velopment Too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yping — Support for type hi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ydoc — Documentation generator and online help syste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ython Development Mo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test — Test interactive Python examp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test — Unit testing framewor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test.mock — mock object librar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ttest.mock — getting star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— Regression tests package for Pyth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.support — Utilities for the Python test sui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.support.socket_helper — Utilities for socket tes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.support.script_helper — Utilities for the Python execution tes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.support.bytecode_helper — Support tools for testing correct bytecode gener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.support.threading_helper — Utilities for threading tes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.support.os_helper — Utilities for os tes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.support.import_helper — Utilities for import tes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.support.warnings_helper — Utilities for warnings tes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bugging and Profil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udit events tab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db — Debugger framewor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ulthandler — Dump the Python traceba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db — The Python Debug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Python Profil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it — Measure execution time of small code snippe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ce — Trace or track Python statement execu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cemalloc — Trace memory alloca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ftware Packaging and Distribu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surepip — Bootstrapping the pip install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nv — Creation of virtual environm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papp — Manage executable Python zip archiv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ython Runtime Servi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ys — System-specific parameters and func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ys.monitoring — Execution event monitor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ysconfig — Provide access to Python’s configuration inform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tins — Built-in objec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__main__ — Top-level code environ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rnings — Warning contr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aclasses — Data Clas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textlib — Utilities for with-statement contex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bc — Abstract Base Clas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exit — Exit handl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ceback — Print or retrieve a stack traceba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__future__ — Future statement defini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c — Garbage Collector interfa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pect — Inspect live objec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notationlib — Functionality for introspecting annota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te — Site-specific configuration hoo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stom Python Interpret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de — Interpreter base clas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deop — Compile Python co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porting Modu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pimport — Import modules from Zip archiv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kgutil — Package extension utilit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ulefinder — Find modules used by a scrip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unpy — Locating and executing Python modu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portlib — The implementation of impo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portlib.resources – Package resource reading, opening and acc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portlib.resources.abc – Abstract base classes for resour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portlib.metadata – Accessing package metadat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initialization of the sys.path module search pa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ython Language Servi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st — Abstract syntax tre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ymtable — Access to the compiler’s symbol tab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ken — Constants used with Python parse tre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word — Testing for Python keyword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kenize — Tokenizer for Python sour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bnanny — Detection of ambiguous indent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yclbr — Python module browser suppor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y_compile — Compile Python source fi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mpileall — Byte-compile Python librari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s — Disassembler for Python byteco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ckletools — Tools for pickle develop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S Windows Specific Servi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svcrt — Useful routines from the MS VC++ runtim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reg — Windows registry acc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sound — Sound-playing interface for Window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ix-specific servi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lex — Simple lexical analysi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six — The most common POSIX system cal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wd — The password datab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p — The group datab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rmios — POSIX style tty contr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ty — Terminal control func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ty — Pseudo-terminal utiliti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cntl — The fcntl and ioctl system cal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source — Resource usage inform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yslog — Unix syslog library routin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ules command-line interface (CLI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perseded Modu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topt — C-style parser for command line op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moved Modu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curity Considera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. Lexical analysi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.1. Line structu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.2. Other toke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.3. Names (identifiers and keyword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.4. Litera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.5. String and Bytes litera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.6. Numeric litera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.7. Operators and delimit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. Data mod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.1. Objects, values and typ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.2. The standard type hierarchy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.3. Special method nam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.4. Coroutin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. Execution mode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.1. Structure of a progra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.2. Naming and bind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.3. Excep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.4. Runtime Compon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. The import syste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.1. importli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.2. Packag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.3. Search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.4. Load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.5. The Path Based Find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.6. Replacing the standard import syste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.7. Package Relative Impo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.8. Special considerations for __main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.9. Referen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. Express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.1. Arithmetic convers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.2. Ato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.3. Primari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.4. Await express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.5. The power opera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.6. Unary arithmetic and bitwise opera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.7. Binary arithmetic opera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.8. Shifting opera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.9. Binary bitwise opera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.10. Comparis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.11. Boolean opera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.12. Assignment express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.13. Conditional express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.14. Lambd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.15. Expression lis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.16. Evaluation ord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.17. Operator preceden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. Simple statem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.1. Expression statem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.2. Assignment statem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.3. The assert stat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.4. The pass stat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.5. The del stat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.6. The return stat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.7. The yield stat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.8. The raise stat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.9. The break stat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.10. The continue stat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.11. The import stat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.12. The global stat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.13. The nonlocal stat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.14. The type stat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. Compound statem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.1. The if stat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.2. The while stat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.3. The for stat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.4. The try stat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.5. The with stat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.6. The match statemen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.7. Function defini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.8. Class defini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.9. Coroutin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.10. Type parameter lis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.11. Annota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9. Top-level compone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9.1. Complete Python progra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9.2. File inp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9.3. Interactive inp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9.4. Expression inp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. Full Grammar specificatio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19:35:19.682712203</meta:creation-date>
    <meta:generator>LibreOffice/25.2.6.2$Linux_X86_64 LibreOffice_project/40d1a0e1d5bdf1afaeae24d9ece32bbb00fa66a4</meta:generator>
    <dc:date>2025-11-25T20:48:06.483010907</dc:date>
    <meta:editing-duration>PT1H12M42S</meta:editing-duration>
    <meta:editing-cycles>9</meta:editing-cycles>
    <meta:document-statistic meta:table-count="1" meta:cell-count="411" meta:object-count="0"/>
  </office:meta>
</office:document-meta>
</file>